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2.6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2.3898in"/>
    </style:style>
    <style:style style:name="co9" style:family="table-column">
      <style:table-column-properties fo:break-before="auto" style:column-width="1.058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3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8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Shot</text:p>
          </table:table-cell>
          <table:table-cell office:value-type="string">
            <text:p>Date'</text:p>
          </table:table-cell>
          <table:table-cell table:style-name="Default" office:value-type="string">
            <text:p>Date</text:p>
          </table:table-cell>
          <table:table-cell office:value-type="string">
            <text:p>Event</text:p>
          </table:table-cell>
          <table:table-cell office:value-type="string">
            <text:p>Day code</text:p>
          </table:table-cell>
          <table:table-cell office:value-type="string">
            <text:p>Size of shot (KB)</text:p>
          </table:table-cell>
          <table:table-cell office:value-type="string">
            <text:p>Size of shot (MB)</text:p>
          </table:table-cell>
          <table:table-cell office:value-type="string">
            <text:p>Total channels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float" office:value="21834">
            <text:p>21834</text:p>
          </table:table-cell>
          <table:table-cell office:value-type="string">
            <text:p>24-03-2009</text:p>
          </table:table-cell>
          <table:table-cell office:value-type="date" office:date-value="2009-03-24">
            <text:p>09-03-24</text:p>
          </table:table-cell>
          <table:table-cell office:value-type="string">
            <text:p>Last day with TR512 tomography</text:p>
          </table:table-cell>
          <table:table-cell office:value-type="string">
            <text:p>A1536647622</text:p>
          </table:table-cell>
          <table:table-cell office:value-type="float" office:value="13724">
            <text:p>13724</text:p>
          </table:table-cell>
          <table:table-cell table:formula="of:=[.F2]/1024" office:value-type="float" office:value="13.40234375">
            <text:p>13.4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22377">
            <text:p>22377</text:p>
          </table:table-cell>
          <table:table-cell office:value-type="string">
            <text:p>28-04-2009</text:p>
          </table:table-cell>
          <table:table-cell office:value-type="date" office:date-value="2009-04-28">
            <text:p>09-04-28</text:p>
          </table:table-cell>
          <table:table-cell office:value-type="string">
            <text:p>First day with fast acq board</text:p>
          </table:table-cell>
          <table:table-cell office:value-type="string">
            <text:p>A-1369573783</text:p>
          </table:table-cell>
          <table:table-cell office:value-type="float" office:value="24588">
            <text:p>24588</text:p>
          </table:table-cell>
          <table:table-cell table:formula="of:=[.F3]/1024" office:value-type="float" office:value="24.01171875">
            <text:p>24.01</text:p>
          </table:table-cell>
          <table:table-cell office:value-type="float" office:value="91">
            <text:p>91</text:p>
          </table:table-cell>
          <table:table-cell office:value-type="string">
            <text:p>24 bit acq, 32 bit storage</text:p>
          </table:table-cell>
        </table:table-row>
        <table:table-row table:style-name="ro1">
          <table:table-cell office:value-type="float" office:value="23195">
            <text:p>23195</text:p>
          </table:table-cell>
          <table:table-cell office:value-type="string">
            <text:p>17-07-2009</text:p>
          </table:table-cell>
          <table:table-cell office:value-type="date" office:date-value="2009-07-17">
            <text:p>09-07-17</text:p>
          </table:table-cell>
          <table:table-cell office:value-type="string">
            <text:p>First day with MARTe</text:p>
          </table:table-cell>
          <table:table-cell office:value-type="string">
            <text:p>A720281638</text:p>
          </table:table-cell>
          <table:table-cell office:value-type="float" office:value="18536">
            <text:p>18536</text:p>
          </table:table-cell>
          <table:table-cell table:formula="of:=[.F4]/1024" office:value-type="float" office:value="18.1015625">
            <text:p>18.1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3537">
            <text:p>23537</text:p>
          </table:table-cell>
          <table:table-cell office:value-type="string">
            <text:p>21-09-2009</text:p>
          </table:table-cell>
          <table:table-cell office:value-type="date" office:date-value="2009-09-21">
            <text:p>09-09-21</text:p>
          </table:table-cell>
          <table:table-cell office:value-type="string">
            <text:p>First day with 2 acq boards &amp; MARTe</text:p>
          </table:table-cell>
          <table:table-cell office:value-type="string">
            <text:p>A-1459148675</text:p>
          </table:table-cell>
          <table:table-cell office:value-type="float" office:value="34224">
            <text:p>34224</text:p>
          </table:table-cell>
          <table:table-cell table:formula="of:=[.F5]/1024" office:value-type="float" office:value="33.421875">
            <text:p>33.42</text:p>
          </table:table-cell>
          <table:table-cell office:value-type="float" office:value="120">
            <text:p>120</text:p>
          </table:table-cell>
          <table:table-cell office:value-type="string">
            <text:p>TR512 PLASMACONTROL was still running</text:p>
          </table:table-cell>
        </table:table-row>
        <table:table-row table:style-name="ro1">
          <table:table-cell office:value-type="float" office:value="28150">
            <text:p>28150</text:p>
          </table:table-cell>
          <table:table-cell office:value-type="string">
            <text:p>26-11-2010</text:p>
          </table:table-cell>
          <table:table-cell office:value-type="date" office:date-value="2010-11-26">
            <text:p>10-11-26</text:p>
          </table:table-cell>
          <table:table-cell office:value-type="string">
            <text:p>Day after the last TR512 board</text:p>
          </table:table-cell>
          <table:table-cell office:value-type="string">
            <text:p>A-1248015903</text:p>
          </table:table-cell>
          <table:table-cell office:value-type="float" office:value="32184">
            <text:p>32184</text:p>
          </table:table-cell>
          <table:table-cell table:formula="of:=[.F6]/1024" office:value-type="float" office:value="31.4296875">
            <text:p>31.43</text:p>
          </table:table-cell>
          <table:table-cell office:value-type="float" office:value="123">
            <text:p>123</text:p>
          </table:table-cell>
          <table:table-cell office:value-type="string">
            <text:p>Shorter acquisition time</text:p>
          </table:table-cell>
        </table:table-row>
        <table:table-row table:style-name="ro1">
          <table:table-cell office:value-type="float" office:value="29534">
            <text:p>29534</text:p>
          </table:table-cell>
          <table:table-cell office:value-type="string">
            <text:p>21-06-2011</text:p>
          </table:table-cell>
          <table:table-cell office:value-type="date" office:date-value="2011-06-21">
            <text:p>11-06-21</text:p>
          </table:table-cell>
          <table:table-cell office:value-type="string">
            <text:p>Last day with MARTe v1</text:p>
          </table:table-cell>
          <table:table-cell office:value-type="string">
            <text:p>A-1545036105</text:p>
          </table:table-cell>
          <table:table-cell office:value-type="float" office:value="31544">
            <text:p>31544</text:p>
          </table:table-cell>
          <table:table-cell table:formula="of:=[.F7]/1024" office:value-type="float" office:value="30.8046875">
            <text:p>30.8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30318">
            <text:p>30318</text:p>
          </table:table-cell>
          <table:table-cell office:value-type="string">
            <text:p>29-09-2011</text:p>
          </table:table-cell>
          <table:table-cell office:value-type="date" office:date-value="2011-09-29">
            <text:p>11-09-29</text:p>
          </table:table-cell>
          <table:table-cell office:value-type="string">
            <text:p>First day with MARTe v2</text:p>
          </table:table-cell>
          <table:table-cell office:value-type="string">
            <text:p>A1261084828</text:p>
          </table:table-cell>
          <table:table-cell office:value-type="float" office:value="32284">
            <text:p>32284</text:p>
          </table:table-cell>
          <table:table-cell table:formula="of:=[.F8]/1024" office:value-type="float" office:value="31.52734375">
            <text:p>31.53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31138">
            <text:p>31138</text:p>
          </table:table-cell>
          <table:table-cell office:value-type="string">
            <text:p>20-01-2012</text:p>
          </table:table-cell>
          <table:table-cell office:value-type="date" office:date-value="2012-01-20">
            <text:p>12-01-20</text:p>
          </table:table-cell>
          <table:table-cell office:value-type="string">
            <text:p>First day with MARTe v3</text:p>
          </table:table-cell>
          <table:table-cell office:value-type="string">
            <text:p>A119272604</text:p>
          </table:table-cell>
          <table:table-cell office:value-type="float" office:value="55260">
            <text:p>55260</text:p>
          </table:table-cell>
          <table:table-cell table:formula="of:=[.F9]/1024" office:value-type="float" office:value="53.96484375">
            <text:p>53.96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2366">
            <text:p>32366</text:p>
          </table:table-cell>
          <table:table-cell office:value-type="string">
            <text:p>18-06-2012</text:p>
          </table:table-cell>
          <table:table-cell office:value-type="date" office:date-value="2012-06-18">
            <text:p>12-06-18</text:p>
          </table:table-cell>
          <table:table-cell office:value-type="string">
            <text:p>Last day with 32 bit ATCA</text:p>
          </table:table-cell>
          <table:table-cell office:value-type="string">
            <text:p>A-1115801952</text:p>
          </table:table-cell>
          <table:table-cell office:value-type="float" office:value="94860">
            <text:p>94860</text:p>
          </table:table-cell>
          <table:table-cell table:formula="of:=[.F10]/1024" office:value-type="float" office:value="92.63671875">
            <text:p>92.64</text:p>
          </table:table-cell>
          <table:table-cell office:value-type="float" office:value="195">
            <text:p>195</text:p>
          </table:table-cell>
          <table:table-cell office:value-type="string">
            <text:p>Longer shot duration</text:p>
          </table:table-cell>
        </table:table-row>
        <table:table-row table:style-name="ro1">
          <table:table-cell office:value-type="float" office:value="32367">
            <text:p>32367</text:p>
          </table:table-cell>
          <table:table-cell office:value-type="string">
            <text:p>18-06-2012</text:p>
          </table:table-cell>
          <table:table-cell office:value-type="date" office:date-value="2012-06-18">
            <text:p>12-06-18</text:p>
          </table:table-cell>
          <table:table-cell office:value-type="string">
            <text:p>First day with 16 bit ATCA</text:p>
          </table:table-cell>
          <table:table-cell office:value-type="string">
            <text:p>A-1115801952</text:p>
          </table:table-cell>
          <table:table-cell office:value-type="float" office:value="48076">
            <text:p>48076</text:p>
          </table:table-cell>
          <table:table-cell table:formula="of:=[.F11]/1024" office:value-type="float" office:value="46.94921875">
            <text:p>46.95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5269">
            <text:p>35269</text:p>
          </table:table-cell>
          <table:table-cell office:value-type="string">
            <text:p>18-06-2013</text:p>
          </table:table-cell>
          <table:table-cell office:value-type="date" office:date-value="2013-06-18">
            <text:p>13-06-18</text:p>
          </table:table-cell>
          <table:table-cell office:value-type="string">
            <text:p>One year later...</text:p>
          </table:table-cell>
          <table:table-cell office:value-type="string">
            <text:p>A-1115801951</text:p>
          </table:table-cell>
          <table:table-cell office:value-type="float" office:value="44332">
            <text:p>44332</text:p>
          </table:table-cell>
          <table:table-cell table:formula="of:=[.F12]/1024" office:value-type="float" office:value="43.29296875">
            <text:p>43.29</text:p>
          </table:table-cell>
          <table:table-cell office:value-type="float" office:value="199">
            <text:p>199</text:p>
          </table:table-cell>
          <table:table-cell office:value-type="string">
            <text:p>Shorter acquisition time</text:p>
          </table:table-cell>
        </table:table-row>
        <table:table-row table:style-name="ro1">
          <table:table-cell office:value-type="float" office:value="37525">
            <text:p>37525</text:p>
          </table:table-cell>
          <table:table-cell office:value-type="string">
            <text:p>22-01-2015</text:p>
          </table:table-cell>
          <table:table-cell office:value-type="date" office:date-value="2015-01-22">
            <text:p>15-01-22</text:p>
          </table:table-cell>
          <table:table-cell office:value-type="string">
            <text:p>First day with 3 fast boards</text:p>
          </table:table-cell>
          <table:table-cell office:value-type="string">
            <text:p>A799330977</text:p>
          </table:table-cell>
          <table:table-cell office:value-type="float" office:value="66668">
            <text:p>66668</text:p>
          </table:table-cell>
          <table:table-cell table:formula="of:=[.F13]/1024" office:value-type="float" office:value="65.10546875">
            <text:p>65.11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9507">
            <text:p>39507</text:p>
          </table:table-cell>
          <table:table-cell table:style-name="ce1" office:value-type="string">
            <text:p>08-04-2016</text:p>
          </table:table-cell>
          <table:table-cell office:value-type="date" office:date-value="2016-04-08">
            <text:p>16-04-08</text:p>
          </table:table-cell>
          <table:table-cell office:value-type="string">
            <text:p>First day with 2 MARTe boards</text:p>
          </table:table-cell>
          <table:table-cell office:value-type="string">
            <text:p>A-976546745</text:p>
          </table:table-cell>
          <table:table-cell office:value-type="float" office:value="90772">
            <text:p>90772</text:p>
          </table:table-cell>
          <table:table-cell table:formula="of:=[.F14]/1024" office:value-type="float" office:value="88.64453125">
            <text:p>88.64</text:p>
          </table:table-cell>
          <table:table-cell office:value-type="float" office:value="269">
            <text:p>269</text:p>
          </table:table-cell>
          <table:table-cell/>
        </table:table-row>
      </table:table>
      <table:table table:name="Sheet2" table:style-name="ta1" table:print="false">
        <table:shapes>
          <draw:frame draw:z-index="0" draw:style-name="gr1" svg:width="7.6878in" svg:height="3.9031in" svg:x="6.3756in" svg:y="3.2854in">
            <draw:object draw:notify-on-update-of-ranges="Sheet2.C1:Sheet2.C1 Sheet2.C2:Sheet2.C16 Sheet2.G1:Sheet2.G1 Sheet2.G2:Sheet2.G16 Sheet2.C1:Sheet2.C1 Sheet2.C2:Sheet2.C16 Sheet2.H1:Sheet2.H1 Sheet2.H2:Sheet2.H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hot</text:p>
          </table:table-cell>
          <table:table-cell office:value-type="string">
            <text:p>Date'</text:p>
          </table:table-cell>
          <table:table-cell table:style-name="Default" office:value-type="string">
            <text:p>Date</text:p>
          </table:table-cell>
          <table:table-cell office:value-type="string">
            <text:p>Event</text:p>
          </table:table-cell>
          <table:table-cell office:value-type="string">
            <text:p>Day code</text:p>
          </table:table-cell>
          <table:table-cell office:value-type="string">
            <text:p>Size of shot (KB)</text:p>
          </table:table-cell>
          <table:table-cell office:value-type="string">
            <text:p>Size of shot (MB)</text:p>
          </table:table-cell>
          <table:table-cell office:value-type="string">
            <text:p># channels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float" office:value="21834">
            <text:p>21834</text:p>
          </table:table-cell>
          <table:table-cell office:value-type="string">
            <text:p>24-03-2009</text:p>
          </table:table-cell>
          <table:table-cell office:value-type="date" office:date-value="2009-03-24">
            <text:p>03/24/09</text:p>
          </table:table-cell>
          <table:table-cell office:value-type="string">
            <text:p>Last day with TR512 tomography</text:p>
          </table:table-cell>
          <table:table-cell office:value-type="string">
            <text:p>A1536647622</text:p>
          </table:table-cell>
          <table:table-cell office:value-type="float" office:value="13724">
            <text:p>13724</text:p>
          </table:table-cell>
          <table:table-cell table:formula="of:=[.F2]/1024" office:value-type="float" office:value="13.40234375">
            <text:p>13.4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22377">
            <text:p>22377</text:p>
          </table:table-cell>
          <table:table-cell office:value-type="string">
            <text:p>28-04-2009</text:p>
          </table:table-cell>
          <table:table-cell office:value-type="date" office:date-value="2009-04-28">
            <text:p>04/28/09</text:p>
          </table:table-cell>
          <table:table-cell office:value-type="string">
            <text:p>First day with fast acq board</text:p>
          </table:table-cell>
          <table:table-cell office:value-type="string">
            <text:p>A-1369573783</text:p>
          </table:table-cell>
          <table:table-cell office:value-type="float" office:value="24588">
            <text:p>24588</text:p>
          </table:table-cell>
          <table:table-cell table:formula="of:=[.F3]/1024" office:value-type="float" office:value="24.01171875">
            <text:p>24.01</text:p>
          </table:table-cell>
          <table:table-cell office:value-type="float" office:value="91">
            <text:p>91</text:p>
          </table:table-cell>
          <table:table-cell office:value-type="string">
            <text:p>24 bit acq, 32 bit storage</text:p>
          </table:table-cell>
        </table:table-row>
        <table:table-row table:style-name="ro1">
          <table:table-cell office:value-type="float" office:value="23195">
            <text:p>23195</text:p>
          </table:table-cell>
          <table:table-cell office:value-type="string">
            <text:p>17-07-2009</text:p>
          </table:table-cell>
          <table:table-cell office:value-type="date" office:date-value="2009-07-17">
            <text:p>07/17/09</text:p>
          </table:table-cell>
          <table:table-cell office:value-type="string">
            <text:p>First day with MARTe</text:p>
          </table:table-cell>
          <table:table-cell office:value-type="string">
            <text:p>A720281638</text:p>
          </table:table-cell>
          <table:table-cell office:value-type="float" office:value="18536">
            <text:p>18536</text:p>
          </table:table-cell>
          <table:table-cell table:formula="of:=[.F4]/1024" office:value-type="float" office:value="18.1015625">
            <text:p>18.1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3537">
            <text:p>23537</text:p>
          </table:table-cell>
          <table:table-cell office:value-type="string">
            <text:p>21-09-2009</text:p>
          </table:table-cell>
          <table:table-cell office:value-type="date" office:date-value="2009-09-21">
            <text:p>09/21/09</text:p>
          </table:table-cell>
          <table:table-cell office:value-type="string">
            <text:p>First day with 2 acq boards &amp; MARTe</text:p>
          </table:table-cell>
          <table:table-cell office:value-type="string">
            <text:p>A-1459148675</text:p>
          </table:table-cell>
          <table:table-cell office:value-type="float" office:value="34224">
            <text:p>34224</text:p>
          </table:table-cell>
          <table:table-cell table:formula="of:=[.F5]/1024" office:value-type="float" office:value="33.421875">
            <text:p>33.42</text:p>
          </table:table-cell>
          <table:table-cell office:value-type="float" office:value="120">
            <text:p>120</text:p>
          </table:table-cell>
          <table:table-cell office:value-type="string">
            <text:p>TR512 PLASMACONTROL was still running</text:p>
          </table:table-cell>
        </table:table-row>
        <table:table-row table:style-name="ro1">
          <table:table-cell office:value-type="float" office:value="28150">
            <text:p>28150</text:p>
          </table:table-cell>
          <table:table-cell office:value-type="string">
            <text:p>26-11-2010</text:p>
          </table:table-cell>
          <table:table-cell office:value-type="date" office:date-value="2010-11-26">
            <text:p>11/26/10</text:p>
          </table:table-cell>
          <table:table-cell office:value-type="string">
            <text:p>Day after the last TR512 board</text:p>
          </table:table-cell>
          <table:table-cell office:value-type="string">
            <text:p>A-1248015903</text:p>
          </table:table-cell>
          <table:table-cell office:value-type="float" office:value="32184">
            <text:p>32184</text:p>
          </table:table-cell>
          <table:table-cell table:formula="of:=[.F6]/1024" office:value-type="float" office:value="31.4296875">
            <text:p>31.43</text:p>
          </table:table-cell>
          <table:table-cell office:value-type="float" office:value="123">
            <text:p>123</text:p>
          </table:table-cell>
          <table:table-cell office:value-type="string">
            <text:p>Shorter acquisition time</text:p>
          </table:table-cell>
        </table:table-row>
        <table:table-row table:style-name="ro1">
          <table:table-cell office:value-type="float" office:value="29534">
            <text:p>29534</text:p>
          </table:table-cell>
          <table:table-cell office:value-type="string">
            <text:p>21-06-2011</text:p>
          </table:table-cell>
          <table:table-cell office:value-type="date" office:date-value="2011-06-21">
            <text:p>06/21/11</text:p>
          </table:table-cell>
          <table:table-cell office:value-type="string">
            <text:p>Last day with MARTe v1</text:p>
          </table:table-cell>
          <table:table-cell office:value-type="string">
            <text:p>A-1545036105</text:p>
          </table:table-cell>
          <table:table-cell office:value-type="float" office:value="31544">
            <text:p>31544</text:p>
          </table:table-cell>
          <table:table-cell table:formula="of:=[.F7]/1024" office:value-type="float" office:value="30.8046875">
            <text:p>30.8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/>
          <table:table-cell office:value-type="string">
            <text:p>29-09-2011</text:p>
          </table:table-cell>
          <table:table-cell office:value-type="date" office:date-value="2011-09-29">
            <text:p>09/29/11</text:p>
          </table:table-cell>
          <table:table-cell office:value-type="string">
            <text:p>First day with MARTe v2</text:p>
          </table:table-cell>
          <table:table-cell office:value-type="string">
            <text:p>A1261084828</text:p>
          </table:table-cell>
          <table:table-cell office:value-type="float" office:value="32284">
            <text:p>32284</text:p>
          </table:table-cell>
          <table:table-cell table:formula="of:=[.F8]/1024" office:value-type="float" office:value="31.52734375">
            <text:p>31.53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/>
          <table:table-cell office:value-type="string">
            <text:p>18-01-2012</text:p>
          </table:table-cell>
          <table:table-cell office:value-type="date" office:date-value="2012-01-18">
            <text:p>01/18/12</text:p>
          </table:table-cell>
          <table:table-cell office:value-type="string">
            <text:p>Last day with MARTe v2</text:p>
          </table:table-cell>
          <table:table-cell office:value-type="string">
            <text:p>A-1258947707</text:p>
          </table:table-cell>
          <table:table-cell office:value-type="float" office:value="54812">
            <text:p>54812</text:p>
          </table:table-cell>
          <table:table-cell table:formula="of:=[.F9]/1024" office:value-type="float" office:value="53.52734375">
            <text:p>53.53</text:p>
          </table:table-cell>
          <table:table-cell office:value-type="float" office:value="160">
            <text:p>160</text:p>
          </table:table-cell>
          <table:table-cell office:value-type="string">
            <text:p>AC discharges</text:p>
          </table:table-cell>
        </table:table-row>
        <table:table-row table:style-name="ro1">
          <table:table-cell/>
          <table:table-cell office:value-type="string">
            <text:p>20-01-2012</text:p>
          </table:table-cell>
          <table:table-cell office:value-type="date" office:date-value="2012-01-20">
            <text:p>01/20/12</text:p>
          </table:table-cell>
          <table:table-cell office:value-type="string">
            <text:p>First day with MARTe v3</text:p>
          </table:table-cell>
          <table:table-cell office:value-type="string">
            <text:p>A119272604</text:p>
          </table:table-cell>
          <table:table-cell office:value-type="float" office:value="55260">
            <text:p>55260</text:p>
          </table:table-cell>
          <table:table-cell table:formula="of:=[.F10]/1024" office:value-type="float" office:value="53.96484375">
            <text:p>53.96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/>
          <table:table-cell office:value-type="string">
            <text:p>18-06-2012</text:p>
          </table:table-cell>
          <table:table-cell office:value-type="date" office:date-value="2012-06-18">
            <text:p>06/18/12</text:p>
          </table:table-cell>
          <table:table-cell office:value-type="string">
            <text:p>Last day with 32 bit ATCA</text:p>
          </table:table-cell>
          <table:table-cell office:value-type="string">
            <text:p>A-1115801952</text:p>
          </table:table-cell>
          <table:table-cell office:value-type="float" office:value="94860">
            <text:p>94860</text:p>
          </table:table-cell>
          <table:table-cell table:formula="of:=[.F11]/1024" office:value-type="float" office:value="92.63671875">
            <text:p>92.64</text:p>
          </table:table-cell>
          <table:table-cell office:value-type="float" office:value="195">
            <text:p>195</text:p>
          </table:table-cell>
          <table:table-cell office:value-type="string">
            <text:p>Longer shot duration</text:p>
          </table:table-cell>
        </table:table-row>
        <table:table-row table:style-name="ro1">
          <table:table-cell/>
          <table:table-cell office:value-type="string">
            <text:p>18-06-2012</text:p>
          </table:table-cell>
          <table:table-cell office:value-type="date" office:date-value="2012-06-18">
            <text:p>06/18/12</text:p>
          </table:table-cell>
          <table:table-cell office:value-type="string">
            <text:p>First day with 16 bit ATCA</text:p>
          </table:table-cell>
          <table:table-cell office:value-type="string">
            <text:p>A-1115801952</text:p>
          </table:table-cell>
          <table:table-cell office:value-type="float" office:value="48076">
            <text:p>48076</text:p>
          </table:table-cell>
          <table:table-cell table:formula="of:=[.F12]/1024" office:value-type="float" office:value="46.94921875">
            <text:p>46.95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/>
          <table:table-cell office:value-type="string">
            <text:p>27-06-2014</text:p>
          </table:table-cell>
          <table:table-cell office:value-type="date" office:date-value="2014-06-27">
            <text:p>06/27/14</text:p>
          </table:table-cell>
          <table:table-cell office:value-type="string">
            <text:p>Two years later...</text:p>
          </table:table-cell>
          <table:table-cell office:value-type="string">
            <text:p>A495139008</text:p>
          </table:table-cell>
          <table:table-cell office:value-type="float" office:value="46892">
            <text:p>46892</text:p>
          </table:table-cell>
          <table:table-cell table:formula="of:=[.F13]/1024" office:value-type="float" office:value="45.79296875">
            <text:p>45.79</text:p>
          </table:table-cell>
          <table:table-cell office:value-type="float" office:value="199">
            <text:p>199</text:p>
          </table:table-cell>
          <table:table-cell office:value-type="string">
            <text:p>Shorter acquisition time</text:p>
          </table:table-cell>
        </table:table-row>
        <table:table-row table:style-name="ro1">
          <table:table-cell/>
          <table:table-cell office:value-type="string">
            <text:p>22-01-2015</text:p>
          </table:table-cell>
          <table:table-cell office:value-type="date" office:date-value="2015-01-22">
            <text:p>01/22/15</text:p>
          </table:table-cell>
          <table:table-cell office:value-type="string">
            <text:p>First day with 3 fast boards</text:p>
          </table:table-cell>
          <table:table-cell office:value-type="string">
            <text:p>A799330977</text:p>
          </table:table-cell>
          <table:table-cell office:value-type="float" office:value="67116">
            <text:p>67116</text:p>
          </table:table-cell>
          <table:table-cell table:formula="of:=[.F14]/1024" office:value-type="float" office:value="65.54296875">
            <text:p>65.54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/>
          <table:table-cell table:style-name="ce1" office:value-type="string">
            <text:p>08-04-2016</text:p>
          </table:table-cell>
          <table:table-cell office:value-type="date" office:date-value="2016-04-08">
            <text:p>04/08/16</text:p>
          </table:table-cell>
          <table:table-cell office:value-type="string">
            <text:p>First day with 2 MARTe boards</text:p>
          </table:table-cell>
          <table:table-cell office:value-type="string">
            <text:p>A-1405780897</text:p>
          </table:table-cell>
          <table:table-cell office:value-type="float" office:value="86572">
            <text:p>86572</text:p>
          </table:table-cell>
          <table:table-cell table:formula="of:=[.F15]/1024" office:value-type="float" office:value="84.54296875">
            <text:p>84.54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/>
          <table:table-cell office:value-type="string">
            <text:p>02-06-2016</text:p>
          </table:table-cell>
          <table:table-cell office:value-type="date" office:date-value="2016-06-02">
            <text:p>06/02/16</text:p>
          </table:table-cell>
          <table:table-cell office:value-type="string">
            <text:p>A more recent session</text:p>
          </table:table-cell>
          <table:table-cell office:value-type="string">
            <text:p>A1335503743</text:p>
          </table:table-cell>
          <table:table-cell office:value-type="float" office:value="89020">
            <text:p>89020</text:p>
          </table:table-cell>
          <table:table-cell table:formula="of:=[.F16]/1024" office:value-type="float" office:value="86.93359375">
            <text:p>86.93</text:p>
          </table:table-cell>
          <table:table-cell office:value-type="float" office:value="271">
            <text:p>271</text:p>
          </table:table-cell>
          <table:table-cell office:value-type="string">
            <text:p>Day chosen arbitrarily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6/27/2017</text:date>, <text:time>18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 Duarte</meta:initial-creator>
    <meta:creation-date>2017-03-21T09:56:49</meta:creation-date>
    <dc:date>2017-06-27T18:01:06</dc:date>
    <dc:creator>André Duarte</dc:creator>
    <meta:editing-duration>PT11H19M54S</meta:editing-duration>
    <meta:editing-cycles>40</meta:editing-cycles>
    <meta:generator>OpenOffice.org/3.1$Unix OpenOffice.org_project/310m19$Build-9420</meta:generator>
    <meta:document-statistic meta:table-count="3" meta:cell-count="2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3">
      <number:year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sort-by-x-values="false" chart:right-angled-axes="true"/>
    </style:style>
    <style:style style:name="ch4" style:family="chart" style:data-style-name="N8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528cm" svg:height="9.915cm" chart:class="chart:scatter" chart:style-name="ch1">
        <chart:legend chart:legend-position="end" svg:x="14.535cm" svg:y="3.833cm" chart:style-name="ch2"/>
        <chart:plot-area chart:style-name="ch3" table:cell-range-address="Sheet2.C1:Sheet2.C16 Sheet2.G1:Sheet2.H16" chart:data-source-has-labels="row" svg:x="0.389cm" svg:y="0.198cm" svg:width="18.325cm" svg:height="9.3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2.G2:Sheet2.G16" chart:label-cell-address="Sheet2.G1:Sheet2.G1" chart:class="chart:scatter">
            <chart:domain table:cell-range-address="Sheet2.C2:Sheet2.C16"/>
            <chart:data-point chart:repeated="15"/>
          </chart:series>
          <chart:series chart:attached-axis="secondary-y" chart:style-name="ch9" chart:values-cell-range-address="Sheet2.H2:Sheet2.H16" chart:label-cell-address="Sheet2.H1:Sheet2.H1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2.G1:Sheet2.G1">Size of shot (MB)</text:p>
              </table:table-cell>
              <table:table-cell office:value-type="string">
                <text:p text:id="Sheet2.H1:Sheet2.H1"># chann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896">
                <text:p text:id="Sheet2.C2:Sheet2.C16">39896</text:p>
              </table:table-cell>
              <table:table-cell office:value-type="float" office:value="13.40234375">
                <text:p text:id="Sheet2.G2:Sheet2.G16">13.40234375</text:p>
              </table:table-cell>
              <table:table-cell office:value-type="float" office:value="94">
                <text:p text:id="Sheet2.H2:Sheet2.H16">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31">
                <text:p>39931</text:p>
              </table:table-cell>
              <table:table-cell office:value-type="float" office:value="24.01171875">
                <text:p>24.011718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11">
                <text:p>40011</text:p>
              </table:table-cell>
              <table:table-cell office:value-type="float" office:value="18.1015625">
                <text:p>18.10156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77">
                <text:p>40077</text:p>
              </table:table-cell>
              <table:table-cell office:value-type="float" office:value="33.421875">
                <text:p>33.4218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08">
                <text:p>40508</text:p>
              </table:table-cell>
              <table:table-cell office:value-type="float" office:value="31.4296875">
                <text:p>31.42968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715">
                <text:p>40715</text:p>
              </table:table-cell>
              <table:table-cell office:value-type="float" office:value="30.8046875">
                <text:p>30.804687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15">
                <text:p>40815</text:p>
              </table:table-cell>
              <table:table-cell office:value-type="float" office:value="31.52734375">
                <text:p>31.527343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26">
                <text:p>40926</text:p>
              </table:table-cell>
              <table:table-cell office:value-type="float" office:value="53.52734375">
                <text:p>53.527343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28">
                <text:p>40928</text:p>
              </table:table-cell>
              <table:table-cell office:value-type="float" office:value="53.96484375">
                <text:p>53.964843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78">
                <text:p>41078</text:p>
              </table:table-cell>
              <table:table-cell office:value-type="float" office:value="92.63671875">
                <text:p>92.636718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78">
                <text:p>41078</text:p>
              </table:table-cell>
              <table:table-cell office:value-type="float" office:value="46.94921875">
                <text:p>46.949218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817">
                <text:p>41817</text:p>
              </table:table-cell>
              <table:table-cell office:value-type="float" office:value="45.79296875">
                <text:p>45.792968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026">
                <text:p>42026</text:p>
              </table:table-cell>
              <table:table-cell office:value-type="float" office:value="65.54296875">
                <text:p>65.542968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468">
                <text:p>42468</text:p>
              </table:table-cell>
              <table:table-cell office:value-type="float" office:value="84.54296875">
                <text:p>84.5429687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523">
                <text:p>42523</text:p>
              </table:table-cell>
              <table:table-cell office:value-type="float" office:value="86.93359375">
                <text:p>86.93359375</text:p>
              </table:table-cell>
              <table:table-cell office:value-type="float" office:value="271">
                <text:p>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